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79e7" officeooo:paragraph-rsid="00097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e programs:</text:p>
      <text:p text:style-name="P1"/>
      <text:p text:style-name="P1">CLA-server: command line multiple threads</text:p>
      <text:p text:style-name="P1"><text:tab/>thread0:<text:tab/>main thread launcher</text:p>
      <text:p text:style-name="P1"><text:tab/>thread1: <text:tab/>listen for client connecting, can validate user, create users, etc</text:p>
      <text:p text:style-name="P1"><text:tab/>thread2: <text:tab/>maintain data structures</text:p>
      <text:p text:style-name="P1"><text:tab/><text:tab/><text:tab/><text:tab/>userlist</text:p>
      <text:p text:style-name="P1"><text:tab/><text:tab/><text:tab/><text:tab/>userid-passwordHash-</text:p>
      <text:p text:style-name="P1"/>
      <text:p text:style-name="P1">CTF-server: command line multiple threads</text:p>
      <text:p text:style-name="P1"><text:tab/>thread0:<text:tab/>main thread launcher</text:p>
      <text:p text:style-name="P1"><text:tab/>thread1:<text:tab/>listen for client connecting</text:p>
      <text:p text:style-name="P1"/>
      <text:p text:style-name="P1">Vote-client: GUI, with multiple threads</text:p>
      <text:p text:style-name="P1"><text:tab/>thread0:<text:tab/>GUI</text:p>
      <text:p text:style-name="P1"><text:tab/>thread1: <text:tab/>connection to send data to the CLA server</text:p>
      <text:p text:style-name="P1"><text:tab/>thread2:<text:tab/>connection to listen to data from the CLA server</text:p>
      <text:p text:style-name="P1"><text:tab/>thread3:<text:tab/>connection to send data to the CTF server</text:p>
      <text:p text:style-name="P1"><text:tab/>thread4:<text:tab/>connection to listen to data from the CTF server</text:p>
      <text:p text:style-name="P1"/>
      <text:p text:style-name="P1"/>
      <text:p text:style-name="P1"><text:a xlink:type="simple" xlink:href="http://docs.oracle.com/javase/tutorial/uiswing/examples/learn/index.html#CelsiusConverter">http://docs.oracle.com/javase/tutorial/uiswing/examples/learn/index.html#CelsiusConverter</text:a></text:p>
      <text:p text:style-name="P1"/>
      <text:p text:style-name="P1"><text:a xlink:type="simple" xlink:href="http://stilius.net/java/java_ssl.php">http://stilius.net/java/java_ssl.ph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ial Schaffner</meta:initial-creator>
    <meta:creation-date>2016-03-10T19:55:54</meta:creation-date>
    <dc:date>2016-03-10T20:36:07</dc:date>
    <dc:creator>Nathanial Schaffner</dc:creator>
    <meta:editing-duration>PT23M59S</meta:editing-duration>
    <meta:editing-cycles>2</meta:editing-cycles>
    <meta:generator>LibreOffice/3.6$Linux_X86_64 LibreOffice_project/e29a214-2bbed72-0621de6-a97528c-8f066d</meta:generator>
    <meta:document-statistic meta:table-count="0" meta:image-count="0" meta:object-count="0" meta:page-count="1" meta:paragraph-count="18" meta:word-count="89" meta:character-count="739" meta:non-whitespace-character-count="647"/>
  </office:meta>
</office:document-meta>
</file>